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11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GOD HATES DISHONESTY (11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ICHES WON'T HELP (11:4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UPRIGHT UPHOLD THE CITY (11:10-11):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GODLY LIVE RIGHT (11:12-2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GODLY USE DISCRETION (11:22-2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GODLY ARE GENEROUS (11:24-2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 RIGHTEOUS ARE REWARDED (11:27-31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1</dc:title>
    <meta:initial-creator>David STRICKLAND</meta:initial-creator>
    <dc:creator>David STRICKLAND</dc:creator>
    <meta:creation-date>2020-02-23T23:17:36Z</meta:creation-date>
    <dc:date>2020-02-23T23:17:36Z</dc:date>
    <meta:template xlink:href="BibleStudy" xlink:type="simple"/>
    <meta:editing-cycles>1</meta:editing-cycles>
    <meta:editing-duration>PT0S</meta:editing-duration>
    <meta:document-statistic meta:paragraph-count="8" meta:word-count="57"/>
  </office:meta>
</office:document-meta>
</file>